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Square_20_45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text:enable-numbering="false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1cm" svg:height="1.27cm" svg:x="1.635cm" svg:y="1.635cm">
          <text:p text:style-name="P1">civ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81cm" svg:height="1.27cm" svg:x="1.635cm" svg:y="7.985cm">
          <text:p text:style-name="P1">planets[0]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81cm" svg:height="1.27cm" svg:x="7.35cm" svg:y="7.985cm">
          <text:p text:style-name="P1">planets[1]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81cm" svg:height="1.27cm" svg:x="1.635cm" svg:y="4.81cm">
          <text:p text:style-name="P1">planet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3.54cm" svg:y1="2.905cm" svg:x2="3.54cm" svg:y2="4.81cm" draw:start-shape="id1" draw:start-glue-point="2" draw:end-shape="id2" svg:d="m3540 2905v1905">
          <text:p/>
        </draw:connector>
        <draw:custom-shape draw:style-name="gr1" draw:text-style-name="P2" draw:id="id3" draw:layer="layout" svg:width="3.81cm" svg:height="1.27cm" svg:x="14.97cm" svg:y="1.635cm">
          <text:p text:style-name="P1">ship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5.445cm" svg:y1="2.27cm" svg:x2="14.97cm" svg:y2="2.27cm" draw:start-shape="id1" draw:end-shape="id3" svg:d="m5445 2270h9525">
          <text:p/>
        </draw:connector>
        <draw:custom-shape draw:style-name="gr1" draw:text-style-name="P2" draw:id="id6" draw:layer="layout" svg:width="3.81cm" svg:height="1.27cm" svg:x="10.525cm" svg:y="10.525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81cm" svg:height="1.27cm" svg:x="6.08cm" svg:y="10.525cm">
          <text:p text:style-name="P1">buildings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81cm" svg:height="1.905cm" svg:x="3.54cm" svg:y="13.7cm">
          <text:p text:style-name="P1">buildings[0] </text:p>
          <text:p text:style-name="P1">: Barrack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9.255cm" svg:y1="9.255cm" svg:x2="7.985cm" svg:y2="10.525cm" draw:start-shape="id4" draw:start-glue-point="2" draw:end-shape="id5" svg:d="m9255 9255c0 952-1270 318-1270 1270">
          <text:p/>
        </draw:connector>
        <draw:connector draw:style-name="gr2" draw:text-style-name="P2" draw:layer="layout" draw:type="curve" svg:x1="9.255cm" svg:y1="9.255cm" svg:x2="12.43cm" svg:y2="10.525cm" draw:start-shape="id4" draw:start-glue-point="2" draw:end-shape="id6" svg:d="m9255 9255c0 952 3175 318 3175 1270">
          <text:p/>
        </draw:connector>
        <draw:connector draw:style-name="gr3" draw:text-style-name="P2" draw:layer="layout" draw:type="curve" svg:x1="7.985cm" svg:y1="11.795cm" svg:x2="5.445cm" svg:y2="13.7cm" draw:start-shape="id5" draw:start-glue-point="2" draw:end-shape="id7" draw:end-glue-point="0" svg:d="m7985 11795c0 1428-2540 476-2540 1905">
          <text:p/>
        </draw:connector>
        <draw:connector draw:style-name="gr3" draw:text-style-name="P2" draw:layer="layout" draw:type="curve" svg:x1="12.43cm" svg:y1="11.795cm" svg:x2="16.875cm" svg:y2="13.7cm" draw:start-shape="id6" draw:start-glue-point="2" draw:end-shape="id8" svg:d="m12430 11795c0 1428 4445 476 4445 1905">
          <text:p/>
        </draw:connector>
        <draw:connector draw:style-name="gr3" draw:text-style-name="P2" draw:layer="layout" draw:type="curve" svg:x1="3.54cm" svg:y1="6.08cm" svg:x2="9.255cm" svg:y2="7.985cm" draw:start-shape="id2" draw:start-glue-point="2" draw:end-shape="id4" svg:d="m3540 6080c0 1429 5715 477 5715 1905">
          <text:p/>
        </draw:connector>
        <draw:connector draw:style-name="gr3" draw:text-style-name="P2" draw:layer="layout" draw:type="curve" svg:x1="3.54cm" svg:y1="6.08cm" svg:x2="3.54cm" svg:y2="7.985cm" draw:start-shape="id2" draw:end-shape="id9" svg:d="m3540 6080v1905">
          <text:p/>
        </draw:connector>
        <draw:custom-shape draw:style-name="gr1" draw:text-style-name="P2" draw:id="id8" draw:layer="layout" svg:width="5.08cm" svg:height="1.905cm" svg:x="14.335cm" svg:y="13.7cm">
          <text:p text:style-name="P1">ship_design[0]</text:p>
          <text:p text:style-name="P1">: ShipDesign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5.08cm" svg:height="1.27cm" svg:x="9.255cm" svg:y="4.81cm">
          <text:p text:style-name="P1">ship_designs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4.445cm" svg:height="1.905cm" svg:x="14.97cm" svg:y="4.175cm">
          <text:p text:style-name="P1">ships[0]</text:p>
          <text:p text:style-name="P1">: CustomShip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6.875cm" svg:y1="2.905cm" svg:x2="17.192cm" svg:y2="4.175cm" draw:start-shape="id3" draw:end-shape="id10" draw:end-glue-point="0" svg:d="m16875 2905c0 952 317 318 317 1270">
          <text:p/>
        </draw:connector>
        <draw:connector draw:style-name="gr2" draw:text-style-name="P2" draw:layer="layout" draw:type="curve" svg:x1="11.795cm" svg:y1="6.08cm" svg:x2="16.875cm" svg:y2="13.7cm" draw:start-shape="id11" draw:end-shape="id8" svg:d="m11795 6080c0 5715 5080 1905 5080 7620">
          <text:p/>
        </draw:connector>
        <draw:connector draw:style-name="gr2" draw:text-style-name="P2" draw:layer="layout" draw:type="curve" svg:x1="5.445cm" svg:y1="2.27cm" svg:x2="9.255cm" svg:y2="5.445cm" draw:start-shape="id1" draw:start-glue-point="1" draw:end-shape="id11" svg:d="m5445 2270c2857 0 953 3175 3810 3175">
          <text:p/>
        </draw:connector>
        <draw:custom-shape draw:style-name="gr1" draw:text-style-name="P2" draw:id="id12" draw:layer="layout" svg:width="3.81cm" svg:height="1.27cm" svg:x="1.635cm" svg:y="10.525cm">
          <text:p text:style-name="P1">building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3.54cm" svg:y1="9.255cm" svg:x2="3.54cm" svg:y2="10.525cm" draw:start-shape="id9" draw:start-glue-point="2" draw:end-shape="id12" svg:d="m3540 9255v1270">
          <text:p/>
        </draw:connector>
        <draw:connector draw:style-name="gr3" draw:text-style-name="P2" draw:layer="layout" draw:type="curve" svg:x1="3.54cm" svg:y1="11.795cm" svg:x2="5.445cm" svg:y2="13.7cm" draw:start-shape="id12" draw:start-glue-point="2" draw:end-shape="id7" svg:d="m3540 11795c0 1428 1905 476 1905 1905">
          <text:p/>
        </draw:connector>
        <draw:frame draw:style-name="gr4" draw:layer="layout" svg:width="18.197cm" svg:height="8.783cm" svg:x="1.635cm" svg:y="16.24cm">
          <draw:text-box>
            <text:p text:style-name="P3">* Progress about current build managed by planet/queue.</text:p>
            <text:p text:style-name="P3">* Building instances are singletons, shared between all planets.</text:p>
            <text:p text:style-name="P3">* Ship designs to be built are singletons, shared across civ.</text:p>
            <text:p text:style-name="P3">* Ship instances are not singletons.</text:p>
            <text:p text:style-name="P3">* All 'buildables' are immutable singletons.</text:p>
            <text:p text:style-name="P3">* When a ship design is built, a Ship object is made.</text:p>
            <text:p text:style-name="P3">* When a building is built, a ref to that building is pushed onto</text:p>
            <text:p text:style-name="P3"><text:s text:c="2"/>planet.buildings list.</text:p>
            <text:p text:style-name="P3">* class Building(Buildable, Singleton)</text:p>
            <text:p text:style-name="P3">* class Barracks(Building)</text:p>
            <text:p text:style-name="P3">* class ShipDesign(Buildable, Singleton)</text:p>
            <text:p text:style-name="P3">* class Ship(object)</text:p>
          </draw:text-box>
        </draw:frame>
        <draw:custom-shape draw:style-name="gr1" draw:text-style-name="P2" draw:id="id13" draw:layer="layout" svg:width="4.445cm" svg:height="1.905cm" svg:x="8.62cm" svg:y="13.7cm">
          <text:p text:style-name="P1">queue[0] </text:p>
          <text:p text:style-name="P1">: HydroFar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2.43cm" svg:y1="11.795cm" svg:x2="10.842cm" svg:y2="13.7cm" draw:start-shape="id6" draw:end-shape="id13" svg:d="m12430 11795c0 1428-1588 476-1588 1905">
          <text:p/>
        </draw:connector>
        <draw:connector draw:style-name="gr3" draw:text-style-name="P2" draw:layer="layout" draw:type="curve" svg:x1="19.415cm" svg:y1="5.127cm" svg:x2="19.415cm" svg:y2="14.652cm" draw:start-shape="id10" draw:start-glue-point="1" draw:end-shape="id8" draw:end-glue-point="1" svg:d="m19415 5127c750 0 750 9525 0 9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08T11:11:34</meta:creation-date>
    <dc:date>2009-04-08T13:01:15</dc:date>
    <meta:editing-cycles>5</meta:editing-cycles>
    <meta:editing-duration>PT1H17M30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